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cb34" officeooo:paragraph-rsid="0015cb34"/>
    </style:style>
    <style:style style:name="P2" style:family="paragraph" style:parent-style-name="Standard" style:list-style-name="L1">
      <style:text-properties officeooo:rsid="0015cb34" officeooo:paragraph-rsid="0015cb34"/>
    </style:style>
    <style:style style:name="P3" style:family="paragraph" style:parent-style-name="Standard" style:list-style-name="L2">
      <style:text-properties officeooo:rsid="0015cb34" officeooo:paragraph-rsid="0015cb34"/>
    </style:style>
    <style:style style:name="P4" style:family="paragraph" style:parent-style-name="Standard" style:list-style-name="L3">
      <style:text-properties officeooo:rsid="0015cb34" officeooo:paragraph-rsid="0015cb34"/>
    </style:style>
    <style:style style:name="P5" style:family="paragraph" style:parent-style-name="Standard" style:list-style-name="L4">
      <style:text-properties officeooo:rsid="0015cb34" officeooo:paragraph-rsid="0015cb34"/>
    </style:style>
    <style:style style:name="P6" style:family="paragraph" style:parent-style-name="Standard" style:list-style-name="L4">
      <style:text-properties officeooo:rsid="0015cb34" officeooo:paragraph-rsid="0017a265"/>
    </style:style>
    <style:style style:name="P7" style:family="paragraph" style:parent-style-name="Standard" style:list-style-name="L5">
      <style:text-properties officeooo:paragraph-rsid="0015cb34"/>
    </style:style>
    <style:style style:name="P8" style:family="paragraph" style:parent-style-name="Standard" style:list-style-name="L5">
      <style:text-properties officeooo:paragraph-rsid="00162f69"/>
    </style:style>
    <style:style style:name="P9" style:family="paragraph" style:parent-style-name="Standard" style:list-style-name="L5">
      <style:text-properties officeooo:rsid="00162f69" officeooo:paragraph-rsid="00162f69"/>
    </style:style>
    <style:style style:name="P10" style:family="paragraph" style:parent-style-name="Standard" style:list-style-name="L5">
      <style:text-properties officeooo:rsid="0016852a" officeooo:paragraph-rsid="0016852a"/>
    </style:style>
    <style:style style:name="T1" style:family="text">
      <style:text-properties officeooo:rsid="0015cb34"/>
    </style:style>
    <style:style style:name="T2" style:family="text">
      <style:text-properties officeooo:rsid="00162f69"/>
    </style:style>
    <style:style style:name="T3" style:family="text">
      <style:text-properties officeooo:rsid="0016d2d8"/>
    </style:style>
    <style:style style:name="T4" style:family="text">
      <style:text-properties officeooo:rsid="0017a265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O</text:p>
      <text:list xml:id="list480565001" text:style-name="L1">
        <text:list-item>
          <text:p text:style-name="P2">animate (xmlfilename, state)</text:p>
        </text:list-item>
        <text:list-item>
          <text:p text:style-name="P2">suspend (apngfilename, state)</text:p>
        </text:list-item>
        <text:list-item>
          <text:p text:style-name="P2">writeFiles ( )</text:p>
        </text:list-item>
      </text:list>
      <text:p text:style-name="P1"/>
      <text:p text:style-name="P1">XMLUtils</text:p>
      <text:list xml:id="list552310148" text:style-name="L2">
        <text:list-item>
          <text:p text:style-name="P3">parseXML (domxml)</text:p>
        </text:list-item>
        <text:list-item>
          <text:p text:style-name="P3">getFrames (framelist)</text:p>
        </text:list-item>
        <text:list-item>
          <text:p text:style-name="P3">writeXML (numPlays, numFrames, framedata)</text:p>
        </text:list-item>
        <text:list-item>
          <text:p text:style-name="P3">writeFrames (framedata)</text:p>
        </text:list-item>
      </text:list>
      <text:p text:style-name="P1"/>
      <text:p text:style-name="P1">APNGBuilder</text:p>
      <text:list xml:id="list207753438" text:style-name="L3">
        <text:list-item>
          <text:p text:style-name="P4">buildAPNG (numPlays, numFrames, framedata)</text:p>
        </text:list-item>
        <text:list-item>
          <text:p text:style-name="P4">preparePNGs (framedata) → ((IHDR, IDAT, time) … …) “prepd PNGs”</text:p>
        </text:list-item>
        <text:list-item>
          <text:p text:style-name="P4">validateIHDR (prepdPNGs, baseIHDR) → boolean</text:p>
        </text:list-item>
        <text:list-item>
          <text:p text:style-name="P4">buildFrames (prepdPNGs, isFirstFrame) → frames</text:p>
        </text:list-item>
        <text:list-item>
          <text:p text:style-name="P4">buildACTL (numPlays, numFrames) → acTL</text:p>
        </text:list-item>
        <text:list-item>
          <text:p text:style-name="P4">buildFCTL (all fcTL attributes) → fcTL</text:p>
        </text:list-item>
      </text:list>
      <text:p text:style-name="P1"/>
      <text:p text:style-name="P1">PNGUtils</text:p>
      <text:list xml:id="list1435637532" text:style-name="L4">
        <text:list-item>
          <text:p text:style-name="P5">blowChunks (pngdata) → list of mvs of chunk types and data</text:p>
        </text:list-item>
        <text:list-item>
          <text:p text:style-name="P5">makeChunk (chunktype, chunkdata) </text:p>
        </text:list-item>
        <text:list-item>
          <text:p text:style-name="P5">makeNum (num, flag)</text:p>
        </text:list-item>
        <text:list-item>
          <text:p text:style-name="P5">parseNum (string, flag)</text:p>
        </text:list-item>
        <text:list-item>
          <text:p text:style-name="P6"><text:span text:style-name="T4">calcCRC32 (string)</text:span></text:p>
        </text:list-item>
      </text:list>
      <text:p text:style-name="P1"/>
      <text:p text:style-name="P1">APNGExploder</text:p>
      <text:list xml:id="list77531209" text:style-name="L5">
        <text:list-item>
          <text:p text:style-name="P7"><text:span text:style-name="T1">explodeAPNG (apngdata) → (</text:span><text:span text:style-name="T2">numFrames, numPlays (framedata time) … … )</text:span></text:p>
          <text:list>
            <text:list-item>
              <text:p text:style-name="P9">look at acTL → numFrames numPlays</text:p>
            </text:list-item>
            <text:list-item>
              <text:p text:style-name="P9">look for fcTL fdAT pairs → (framedata time)</text:p>
            </text:list-item>
            <text:list-item>
              <text:p text:style-name="P10">makeChunk</text:p>
            </text:list-item>
          </text:list>
        </text:list-item>
        <text:list-item>
          <text:p text:style-name="P9">getIHDR (chunks) → IHDR</text:p>
        </text:list-item>
        <text:list-item>
          <text:p text:style-name="P9">getacTL (chunks) → numFrames numPlays</text:p>
        </text:list-item>
        <text:list-item>
          <text:p text:style-name="P8"><text:span text:style-name="T2">getFrames (chunks lastFCTL ihdr) → (</text:span><text:span text:style-name="T3">PNG</text:span><text:span text:style-name="T2"> tim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h Bartlett</meta:initial-creator>
    <meta:creation-date>2011-02-17T16:09:49</meta:creation-date>
    <dc:date>2011-02-17T16:46:40</dc:date>
    <dc:creator>Zach Bartlett</dc:creator>
    <meta:editing-duration>PT00H15M43S</meta:editing-duration>
    <meta:editing-cycles>4</meta:editing-cycles>
    <meta:generator>OpenOffice.org/3.2$Unix OpenOffice.org_project/320m19$Build-9505</meta:generator>
    <meta:document-statistic meta:table-count="0" meta:image-count="0" meta:object-count="0" meta:page-count="1" meta:paragraph-count="30" meta:word-count="149" meta:character-count="919"/>
  </office:meta>
</office:document-meta>
</file>